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0.586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12.612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3.958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0.889cm"/>
    </style:style>
    <style:style style:name="co14" style:family="table-column">
      <style:table-column-properties fo:break-before="auto" style:column-width="5.175cm"/>
    </style:style>
    <style:style style:name="co15" style:family="table-column">
      <style:table-column-properties fo:break-before="auto" style:column-width="1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/>
          <table:table-cell office:value-type="string" calcext:value-type="string">
            <text:p>assets/images/icon-profile.png</text:p>
          </table:table-cell>
          <table:table-cell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assets/images/icon-profile.png</text:p>
          </table:table-cell>
          <table:table-cell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/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prueba</text:p>
          </table:table-cell>
        </table:table-row>
        <table:table-row table:style-name="ro1" table:number-rows-repeated="36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profile_picture" table:style-name="ta1"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/>
          <table:table-cell office:value-type="string" calcext:value-type="string">
            <text:p>assets/images/icon-profile.png</text:p>
          </table:table-cell>
          <table:table-cell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assets/images/icon-profile.png</text:p>
          </table:table-cell>
          <table:table-cell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/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prueba</text:p>
          </table:table-cell>
        </table:table-row>
        <table:table-row table:style-name="ro1" table:number-rows-repeated="36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6:40:49.8646248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7:03:57.009261551</dc:date>
    <dc:creator>Juanlu </dc:creator>
    <meta:editing-duration>PT45M45S</meta:editing-duration>
    <meta:editing-cycles>6</meta:editing-cycles>
    <meta:generator>LibreOffice/4.3.3.2$Linux_X86_64 LibreOffice_project/430m0$Build-2</meta:generator>
    <meta:document-statistic meta:table-count="5" meta:cell-count="88" meta:object-count="0"/>
  </office:meta>
</office:document-meta>
</file>